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3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eference_sequences_ID</text:p>
          </table:table-cell>
          <table:table-cell office:value-type="string">
            <text:p>Reference_sequences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AAAGCGCGAGGGGGGA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GGGAGAGAGGG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CGGAGCGTT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TTTTAGAGAGCTCTG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TAGAGAGCGGCC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GAAGGCGCT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TATAGCGCGCG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TAGAGCGCGA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GGCTCCGGGAGA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GGGGCCCCCATA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03/25/2022</text:date>, <text:time>11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ana Buenaventura</meta:initial-creator>
    <meta:creation-date>2022-03-25T11:21:00</meta:creation-date>
    <dc:date>2022-03-25T11:24:22</dc:date>
    <dc:creator>Eliana Buenaventura</dc:creator>
    <meta:editing-duration>PT3M23S</meta:editing-duration>
    <meta:editing-cycles>1</meta:editing-cycles>
    <meta:document-statistic meta:table-count="3" meta:cell-count="22" meta:object-count="0"/>
    <meta:generator>OpenOffice/4.0.1$Unix OpenOffice.org_project/401m5$Build-9714</meta:generator>
  </office:meta>
</office:document-meta>
</file>